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392cm" svg:height="10.345cm" svg:x="18.448cm" svg:y="0.738cm">
            <draw:object draw:notify-on-update-of-ranges="Sheet1.E7:Sheet1.E12 Sheet1.F6:Sheet1.F6 Sheet1.F7:Sheet1.F12 Sheet1.E7:Sheet1.E12 Sheet1.G6:Sheet1.G6 Sheet1.G7:Sheet1.G12 Sheet1.E7:Sheet1.E12 Sheet1.H6:Sheet1.H6 Sheet1.H7:Sheet1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desc>by 2451-23-733-303
</svg:desc>
          </draw:frame>
        </table:shapes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4" table:number-rows-spanned="1">
            <text:p>Merge Sort</text:p>
          </table:table-cell>
          <table:covered-table-cell table:number-columns-repeated="3" table:style-name="ce6"/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n</text:p>
          </table:table-cell>
          <table:table-cell table:style-name="ce6" office:value-type="string" calcext:value-type="string" table:number-columns-spanned="3" table:number-rows-spanned="1">
            <text:p>Time Complexity</text:p>
          </table:table-cell>
          <table:covered-table-cell table:number-columns-repeated="2" table:style-name="ce6"/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n</text:p>
          </table:table-cell>
          <table:table-cell table:style-name="ce3" office:value-type="string" calcext:value-type="string">
            <text:p>best case</text:p>
          </table:table-cell>
          <table:table-cell table:style-name="ce3" office:value-type="string" calcext:value-type="string">
            <text:p>average case</text:p>
          </table:table-cell>
          <table:table-cell table:style-name="ce3" office:value-type="string" calcext:value-type="string">
            <text:p>worst case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float" office:value="10000" calcext:value-type="float">
            <text:p>10000</text:p>
          </table:table-cell>
          <table:table-cell table:style-name="ce3" office:value-type="float" office:value="0.003844" calcext:value-type="float">
            <text:p>0.003844</text:p>
          </table:table-cell>
          <table:table-cell table:style-name="ce3" office:value-type="float" office:value="0.004613" calcext:value-type="float">
            <text:p>0.004613</text:p>
          </table:table-cell>
          <table:table-cell table:style-name="ce3" office:value-type="float" office:value="0.001626" calcext:value-type="float">
            <text:p>0.001626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float" office:value="50000" calcext:value-type="float">
            <text:p>50000</text:p>
          </table:table-cell>
          <table:table-cell table:style-name="ce3" office:value-type="float" office:value="0.011568" calcext:value-type="float">
            <text:p>0.011568</text:p>
          </table:table-cell>
          <table:table-cell table:style-name="ce3" office:value-type="float" office:value="0.011178" calcext:value-type="float">
            <text:p>0.011178</text:p>
          </table:table-cell>
          <table:table-cell table:style-name="ce3" office:value-type="float" office:value="0.010639" calcext:value-type="float">
            <text:p>0.01063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float" office:value="100000" calcext:value-type="float">
            <text:p>100000</text:p>
          </table:table-cell>
          <table:table-cell table:style-name="ce3" office:value-type="float" office:value="0.026585" calcext:value-type="float">
            <text:p>0.026585</text:p>
          </table:table-cell>
          <table:table-cell table:style-name="ce3" office:value-type="float" office:value="0.030721" calcext:value-type="float">
            <text:p>0.030721</text:p>
          </table:table-cell>
          <table:table-cell table:style-name="ce3" office:value-type="float" office:value="0.02656" calcext:value-type="float">
            <text:p>0.02656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float" office:value="150000" calcext:value-type="float">
            <text:p>150000</text:p>
          </table:table-cell>
          <table:table-cell table:style-name="ce3" office:value-type="float" office:value="0.051156" calcext:value-type="float">
            <text:p>0.051156</text:p>
          </table:table-cell>
          <table:table-cell table:style-name="ce3" office:value-type="float" office:value="0.058732" calcext:value-type="float">
            <text:p>0.058732</text:p>
          </table:table-cell>
          <table:table-cell table:style-name="ce3" office:value-type="float" office:value="0.051398" calcext:value-type="float">
            <text:p>0.05139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float" office:value="200000" calcext:value-type="float">
            <text:p>200000</text:p>
          </table:table-cell>
          <table:table-cell table:style-name="ce3" office:value-type="float" office:value="0.08884" calcext:value-type="float">
            <text:p>0.088840</text:p>
          </table:table-cell>
          <table:table-cell table:style-name="ce3" office:value-type="float" office:value="0.093738" calcext:value-type="float">
            <text:p>0.093738</text:p>
          </table:table-cell>
          <table:table-cell table:style-name="ce3" office:value-type="float" office:value="0.086084" calcext:value-type="float">
            <text:p>0.086084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float" office:value="250000" calcext:value-type="float">
            <text:p>250000</text:p>
          </table:table-cell>
          <table:table-cell table:style-name="ce3" office:value-type="float" office:value="0.132458" calcext:value-type="float">
            <text:p>0.132458</text:p>
          </table:table-cell>
          <table:table-cell table:style-name="ce3" office:value-type="float" office:value="0.145527" calcext:value-type="float">
            <text:p>0.145527</text:p>
          </table:table-cell>
          <table:table-cell table:style-name="ce3" office:value-type="float" office:value="0.13017" calcext:value-type="float">
            <text:p>0.130170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0" number:min-decimal-places="0" number:min-integer-digits="6"/>
    </number:number-style>
    <number:number-style style:name="N11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2:30:46.218024495</meta:creation-date>
    <dc:date>2025-03-12T11:55:19.051183088</dc:date>
    <meta:editing-duration>PT26M56S</meta:editing-duration>
    <meta:editing-cycles>3</meta:editing-cycles>
    <meta:generator>LibreOffice/7.3.7.2$Linux_X86_64 LibreOffice_project/30$Build-2</meta:generator>
    <meta:document-statistic meta:table-count="1" meta:cell-count="3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393cm" svg:height="10.346cm" xlink:href=".." xlink:type="simple" chart:class="chart:scatter" chart:style-name="ch1">
        <chart:title svg:x="6.282cm" svg:y="0.342cm" chart:style-name="ch2">
          <text:p>Merge Sort Time Complexity</text:p>
        </chart:title>
        <chart:subtitle svg:x="13.005cm" svg:y="1.396cm" chart:style-name="ch3">
          <text:p>by 2451-23-733-303</text:p>
        </chart:subtitle>
        <chart:legend chart:legend-position="end" svg:x="14.985cm" svg:y="4.376cm" style:legend-expansion="high" chart:style-name="ch4"/>
        <chart:plot-area chart:style-name="ch5" table:cell-range-address="Sheet1.E7:Sheet1.H12 Sheet1.F6:Sheet1.H6" chart:data-source-has-labels="row" svg:x="1.378cm" svg:y="2.216cm" svg:width="13.24cm" svg:height="6.943cm">
          <chart:coordinate-region svg:x="3.031cm" svg:y="2.415cm" svg:width="11.031cm" svg:height="6.097cm"/>
          <chart:axis chart:dimension="x" chart:name="primary-x" chart:style-name="ch6">
            <chart:title svg:x="6.737cm" svg:y="9.365cm" chart:style-name="ch7">
              <text:p>number of inputs</text:p>
            </chart:title>
            <chart:grid chart:style-name="ch8" chart:class="major"/>
          </chart:axis>
          <chart:axis chart:dimension="y" chart:name="primary-y" chart:style-name="ch9">
            <chart:title svg:x="0.451cm" svg:y="7.027cm" chart:style-name="ch10">
              <text:p>time taken in secs</text:p>
            </chart:title>
            <chart:grid chart:style-name="ch8" chart:class="major"/>
          </chart:axis>
          <chart:series chart:style-name="ch11" chart:values-cell-range-address="Sheet1.F7:Sheet1.F12" chart:label-cell-address="Sheet1.F6:Sheet1.F6" chart:class="chart:scatter">
            <chart:domain table:cell-range-address="Sheet1.E7:Sheet1.E12"/>
            <chart:data-point chart:repeated="6"/>
          </chart:series>
          <chart:series chart:style-name="ch12" chart:values-cell-range-address="Sheet1.G7:Sheet1.G12" chart:label-cell-address="Sheet1.G6:Sheet1.G6" chart:class="chart:scatter">
            <chart:data-point chart:repeated="6"/>
          </chart:series>
          <chart:series chart:style-name="ch13" chart:values-cell-range-address="Sheet1.H7:Sheet1.H12" chart:label-cell-address="Sheet1.H6:Sheet1.H6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best case</text:p>
                <draw:g>
                  <svg:desc>Sheet1.F6:Sheet1.F6</svg:desc>
                </draw:g>
              </table:table-cell>
              <table:table-cell office:value-type="string">
                <text:p>average case</text:p>
                <draw:g>
                  <svg:desc>Sheet1.G6:Sheet1.G6</svg:desc>
                </draw:g>
              </table:table-cell>
              <table:table-cell office:value-type="string">
                <text:p>worst case</text:p>
                <draw:g>
                  <svg:desc>Sheet1.H6:Sheet1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E7:Sheet1.E12</svg:desc>
                </draw:g>
              </table:table-cell>
              <table:table-cell office:value-type="float" office:value="0.003844">
                <text:p>0.003844</text:p>
                <draw:g>
                  <svg:desc>Sheet1.F7:Sheet1.F12</svg:desc>
                </draw:g>
              </table:table-cell>
              <table:table-cell office:value-type="float" office:value="0.004613">
                <text:p>0.004613</text:p>
                <draw:g>
                  <svg:desc>Sheet1.G7:Sheet1.G12</svg:desc>
                </draw:g>
              </table:table-cell>
              <table:table-cell office:value-type="float" office:value="0.001626">
                <text:p>0.001626</text:p>
                <draw:g>
                  <svg:desc>Sheet1.H7:Sheet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011568">
                <text:p>0.011568</text:p>
              </table:table-cell>
              <table:table-cell office:value-type="float" office:value="0.011178">
                <text:p>0.011178</text:p>
              </table:table-cell>
              <table:table-cell office:value-type="float" office:value="0.010639">
                <text:p>0.0106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026585">
                <text:p>0.026585</text:p>
              </table:table-cell>
              <table:table-cell office:value-type="float" office:value="0.030721">
                <text:p>0.030721</text:p>
              </table:table-cell>
              <table:table-cell office:value-type="float" office:value="0.02656">
                <text:p>0.02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0">
                <text:p>150000</text:p>
              </table:table-cell>
              <table:table-cell office:value-type="float" office:value="0.051156">
                <text:p>0.051156</text:p>
              </table:table-cell>
              <table:table-cell office:value-type="float" office:value="0.058732">
                <text:p>0.058732</text:p>
              </table:table-cell>
              <table:table-cell office:value-type="float" office:value="0.051398">
                <text:p>0.051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0.08884">
                <text:p>0.08884</text:p>
              </table:table-cell>
              <table:table-cell office:value-type="float" office:value="0.093738">
                <text:p>0.093738</text:p>
              </table:table-cell>
              <table:table-cell office:value-type="float" office:value="0.086084">
                <text:p>0.086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0">
                <text:p>250000</text:p>
              </table:table-cell>
              <table:table-cell office:value-type="float" office:value="0.132458">
                <text:p>0.132458</text:p>
              </table:table-cell>
              <table:table-cell office:value-type="float" office:value="0.145527">
                <text:p>0.145527</text:p>
              </table:table-cell>
              <table:table-cell office:value-type="float" office:value="0.13017">
                <text:p>0.13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